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09-29T16:25:53.100019484</dc:date>
    <meta:editing-duration>PT3M12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3.5.2$Linux_X86_64 LibreOffice_project/30$Build-2</meta:generator>
  </office:meta>
</office:document-meta>
</file>